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Ubuntu" fo:font-size="12pt" style:font-name-asian="Ubuntu" style:font-size-asian="12pt" style:font-name-complex="Ubuntu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Ubuntu" fo:font-size="7.5pt" style:font-name-asian="Ubuntu" style:font-size-asian="7.5pt" style:font-name-complex="Ubuntu" style:font-size-complex="7.5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Ubuntu" fo:font-size="12pt" style:font-name-asian="Ubuntu" style:font-size-asian="12pt" style:font-name-complex="Ubuntu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Ubuntu" fo:font-size="7.5pt" style:font-name-asian="Ubuntu" style:font-size-asian="7.5pt" style:font-name-complex="Ubuntu" style:font-size-complex="7.5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Ubuntu" fo:font-size="12pt" style:font-name-asian="Ubuntu" style:font-size-asian="12pt" style:font-name-complex="Ubuntu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Ubuntu" fo:font-size="7.5pt" style:font-name-asian="Ubuntu" style:font-size-asian="7.5pt" style:font-name-complex="Ubuntu" style:font-size-complex="7.5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Ubuntu" fo:font-size="7.5pt" style:font-name-asian="Ubuntu" style:font-size-asian="7.5pt" style:font-name-complex="Ubuntu" style:font-size-complex="7.5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Ubuntu" fo:font-size="12pt" style:font-name-asian="Ubuntu" style:font-size-asian="12pt" style:font-name-complex="Ubuntu" style:font-size-complex="12pt"/>
    </style:style>
    <style:style style:name="T1" style:family="text">
      <style:text-properties fo:color="#3f5fbf"/>
    </style:style>
    <style:style style:name="T2" style:family="text">
      <style:text-properties fo:color="#7f7f9f"/>
    </style:style>
    <style:style style:name="T3" style:family="text">
      <style:text-properties fo:color="#7f9fbf" fo:font-weight="bold" style:font-weight-asian="bold" style:font-weight-complex="bold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text-underline-style="solid" style:text-underline-width="auto" style:text-underline-color="font-color"/>
    </style:style>
    <style:style style:name="T7" style:family="text">
      <style:text-properties fo:color="#0000c0" fo:font-style="italic" style:font-style-asian="italic" style:font-style-complex="italic"/>
    </style:style>
    <style:style style:name="T8" style:family="text">
      <style:text-properties fo:color="#646464"/>
    </style:style>
    <style:style style:name="T9" style:family="text">
      <style:text-properties fo:color="#2a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方法调用统计组件</text:p>
      <text:p text:style-name="Standard">主要监控思路</text:p>
      <text:p text:style-name="Standard">部署运行依赖</text:p>
      <text:p text:style-name="Standard">监控数据模型定义</text:p>
      <text:p text:style-name="Standard">AOP拦截有效接口以及环绕增强定义</text:p>
      <text:p text:style-name="Standard">环绕增强执行的流程</text:p>
      <text:p text:style-name="Standard">自定义监控注解定义</text:p>
      <text:p text:style-name="Standard"/>
      <text:p text:style-name="Standard">技术关键点</text:p>
      <text:p text:style-name="Standard">自定义监控注解的分析</text:p>
      <text:p text:style-name="Standard">高效的数据采集</text:p>
      <text:p text:style-name="Standard">定时的采样数据发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Ubuntu" fo:font-size="12pt" fo:language="en" fo:country="US" style:letter-kerning="true" style:font-name-asian="Ubuntu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Ubuntu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Ubuntu" style:font-name-asian="Ubuntu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Ubuntu" fo:font-size="12pt" fo:font-style="italic" style:font-name-asian="Ubuntu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style:font-name-asian="Ubuntu"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ipeng </meta:initial-creator>
    <meta:creation-date>2012-09-19T14:53:39</meta:creation-date>
    <dc:date>2012-10-18T20:45:33</dc:date>
    <dc:creator>weipeng </dc:creator>
    <meta:editing-duration>PT6H2M58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11" meta:word-count="39" meta:character-count="94" meta:non-whitespace-character-count="94"/>
  </office:meta>
</office:document-meta>
</file>